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46ac" officeooo:paragraph-rsid="001146ac"/>
    </style:style>
    <style:style style:name="P2" style:family="paragraph" style:parent-style-name="Standard">
      <style:text-properties officeooo:rsid="001146ac" officeooo:paragraph-rsid="00211414"/>
    </style:style>
    <style:style style:name="P3" style:family="paragraph" style:parent-style-name="Standard">
      <style:text-properties officeooo:rsid="00283b8f" officeooo:paragraph-rsid="00283b8f"/>
    </style:style>
    <style:style style:name="P4" style:family="paragraph" style:parent-style-name="Standard">
      <style:text-properties fo:color="#000000" style:font-name="Consolas" fo:font-size="9.5pt" style:font-size-asian="9.5pt" fo:background-color="#ffffff"/>
    </style:style>
    <style:style style:name="P5" style:family="paragraph" style:parent-style-name="Standard">
      <style:text-properties officeooo:rsid="001146ac" officeooo:paragraph-rsid="001146ac"/>
    </style:style>
    <style:style style:name="P6" style:family="paragraph" style:parent-style-name="Standard">
      <style:text-properties officeooo:rsid="002b4dd4" officeooo:paragraph-rsid="002b4dd4"/>
    </style:style>
    <style:style style:name="P7" style:family="paragraph" style:parent-style-name="Standard">
      <style:text-properties officeooo:rsid="002bb065" officeooo:paragraph-rsid="002bb065"/>
    </style:style>
    <style:style style:name="P8" style:family="paragraph" style:parent-style-name="Standard">
      <style:text-properties officeooo:rsid="002f8b73" officeooo:paragraph-rsid="002f8b73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a31515" style:font-name="Consolas" fo:font-size="9.5pt" style:font-size-asian="9.5pt" fo:background-color="#ffffff"/>
    </style:style>
    <style:style style:name="T4" style:family="text">
      <style:text-properties fo:color="#008000" style:font-name="Consolas" fo:font-size="9.5pt" style:font-size-asian="9.5pt" fo:background-color="#ffffff"/>
    </style:style>
    <style:style style:name="T5" style:family="text">
      <style:text-properties fo:color="#808080" style:font-name="Consolas" fo:font-size="9.5pt" style:font-size-asian="9.5pt" fo:background-color="#ffffff"/>
    </style:style>
    <style:style style:name="T6" style:family="text">
      <style:text-properties fo:color="#008080" style:font-name="Consolas" fo:font-size="9.5pt" style:font-size-asian="9.5pt" fo:background-color="#ffffff"/>
    </style:style>
    <style:style style:name="T7" style:family="text">
      <style:text-properties officeooo:rsid="00211414"/>
    </style:style>
    <style:style style:name="T8" style:family="text">
      <style:text-properties officeooo:rsid="002d57fc"/>
    </style:style>
    <style:style style:name="T9" style:family="text">
      <style:text-properties officeooo:rsid="002ef092"/>
    </style:style>
    <style:style style:name="T10" style:family="text">
      <style:text-properties fo:color="#2b91af" style:font-name="Consolas" fo:font-size="9.5pt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lasses em C++</text:p>
      <text:p text:style-name="P6"/>
      <text:p text:style-name="P7">Muitas vezes precisamos criar estruturas para melhorar ainda mais o código em C++, ajuda na organização e ordenação das instruções, <text:span text:style-name="T8">a</text:span>s Classes em C++ são idênticas as Estruturas. Do mesmo jeito que podemos criar variáveis, funções dentro das estruturas, também podemos fazer em uma Classe, a maior diferença é o fato de podermos restringir o acesso aos dados e funções, <text:span text:style-name="T8">pois nas Estruturas struct todos os dados são acessíveis e não podemos restringir o acesso aos dados e funções, enquanto nas Estruturas class podemos criar restrições ao acesso a esses dados. </text:span></text:p>
      <text:p text:style-name="P7"/>
      <text:p text:style-name="P7">Restrição nas Classes:</text:p>
      <text:p text:style-name="P7"/>
      <text:p text:style-name="P7">public – <text:span text:style-name="T9">Esta restrição permite que tudo seja visível tanto dentro da própria estrutura class quanto fora da estrutura class.</text:span></text:p>
      <text:p text:style-name="P7"/>
      <text:p text:style-name="P8">protected - visível apenas dentro da própria classe ou classes derivadas.</text:p>
      <text:p text:style-name="P8"/>
      <text:p text:style-name="P8">private - o conteúdo apenas é visível dentro da própria classe</text:p>
      <text:p text:style-name="P6"/>
      <text:p text:style-name="P6"/>
      <text:p text:style-name="P1">Referencia:</text:p>
      <text:p text:style-name="P1"/>
      <text:p text:style-name="P1"><text:span text:style-name="T1">#include</text:span><text:span text:style-name="T2"> </text:span><text:span text:style-name="T3">"stdafx.h"</text:span></text:p>
      <text:p text:style-name="Standard"><text:span text:style-name="T1">#include</text:span><text:span text:style-name="T2"> </text:span><text:span text:style-name="T3">&lt;iostream&gt;</text:span><text:span text:style-name="T2"> </text:span><text:span text:style-name="T4">// usar comando de saida cout</text:span></text:p>
      <text:p text:style-name="P4"/>
      <text:p text:style-name="Standard"><text:span text:style-name="T1">using</text:span><text:span text:style-name="T2"> </text:span><text:span text:style-name="T1">namespace</text:span><text:span text:style-name="T2"> std;</text:span></text:p>
      <text:p text:style-name="P4"/>
      <text:p text:style-name="Standard"><text:span text:style-name="T1">struct</text:span><text:span text:style-name="T2"> </text:span><text:span text:style-name="T10">teste</text:span><text:span text:style-name="T2"> {</text:span></text:p>
      <text:p text:style-name="Standard"><text:span text:style-name="T2"><text:tab/></text:span><text:span text:style-name="T4">//Declarando variáveis</text:span></text:p>
      <text:p text:style-name="Standard"><text:span text:style-name="T2"><text:tab/></text:span><text:span text:style-name="T1">int</text:span><text:span text:style-name="T2"> x;</text:span></text:p>
      <text:p text:style-name="Standard"><text:span text:style-name="T2"><text:tab/></text:span><text:span text:style-name="T1">float</text:span><text:span text:style-name="T2"> y;</text:span></text:p>
      <text:p text:style-name="Standard"><text:span text:style-name="T2"><text:tab/></text:span><text:span text:style-name="T4">//Declarando função</text:span></text:p>
      <text:p text:style-name="Standard"><text:span text:style-name="T2"><text:tab/></text:span><text:span text:style-name="T1">void</text:span><text:span text:style-name="T2"> ttss(</text:span><text:span text:style-name="T1">void</text:span><text:span text:style-name="T2">);</text:span></text:p>
      <text:p text:style-name="Standard"><text:span text:style-name="T2">};</text:span></text:p>
      <text:p text:style-name="Standard"><text:span text:style-name="T1">struct</text:span><text:span text:style-name="T2"> </text:span><text:span text:style-name="T10">teste</text:span><text:span text:style-name="T2"> Test;</text:span></text:p>
      <text:p text:style-name="Standard"><text:span text:style-name="T1">void</text:span><text:span text:style-name="T2"> </text:span><text:span text:style-name="T10">teste</text:span><text:span text:style-name="T2">::ttss(</text:span><text:span text:style-name="T1">void</text:span><text:span text:style-name="T2">) {</text:span></text:p>
      <text:p text:style-name="Standard"><text:span text:style-name="T2"><text:tab/>cout </text:span><text:span text:style-name="T6">&lt;&lt;</text:span><text:span text:style-name="T2"> </text:span><text:span text:style-name="T3">"funcao struct ttss(); em execucao.. (x = "</text:span><text:span text:style-name="T2"> </text:span><text:span text:style-name="T6">&lt;&lt;</text:span><text:span text:style-name="T2"> x </text:span><text:span text:style-name="T6">&lt;&lt;</text:span><text:span text:style-name="T2"> </text:span><text:span text:style-name="T3">"; y = "</text:span><text:span text:style-name="T6">&lt;&lt;</text:span><text:span text:style-name="T2">y</text:span><text:span text:style-name="T6">&lt;&lt;</text:span><text:span text:style-name="T3">")"</text:span><text:span text:style-name="T2"> </text:span><text:span text:style-name="T6">&lt;&lt;</text:span><text:span text:style-name="T2"> endl;</text:span></text:p>
      <text:p text:style-name="Standard"><text:span text:style-name="T2">}</text:span></text:p>
      <text:p text:style-name="P4"/>
      <text:p text:style-name="P4"/>
      <text:p text:style-name="Standard"><text:span text:style-name="T1">class</text:span><text:span text:style-name="T2"> </text:span><text:span text:style-name="T10">EstruturaClasse</text:span><text:span text:style-name="T2"> {</text:span></text:p>
      <text:p text:style-name="P4"/>
      <text:p text:style-name="Standard"><text:span text:style-name="T1">public</text:span><text:span text:style-name="T2">: </text:span><text:span text:style-name="T4">//o conteúdo é visivel tanto dentro da class quanto fora da class</text:span></text:p>
      <text:p text:style-name="Standard"><text:span text:style-name="T2"><text:tab/></text:span><text:span text:style-name="T1">int</text:span><text:span text:style-name="T2"> x;</text:span></text:p>
      <text:p text:style-name="Standard"><text:span text:style-name="T1">private</text:span><text:span text:style-name="T2">: </text:span><text:span text:style-name="T4">//o conteúdo apenas é visível dentro da própria classe</text:span></text:p>
      <text:p text:style-name="Standard"><text:span text:style-name="T2"><text:tab/></text:span><text:span text:style-name="T1">int</text:span><text:span text:style-name="T2"> y;</text:span></text:p>
      <text:p text:style-name="Standard"><text:span text:style-name="T1">protected</text:span><text:span text:style-name="T2">: </text:span><text:span text:style-name="T4">//visível apenas dentro da própria classe ou classes derivadas</text:span></text:p>
      <text:p text:style-name="Standard"><text:span text:style-name="T2"><text:tab/></text:span><text:span text:style-name="T1">int</text:span><text:span text:style-name="T2"> z;</text:span></text:p>
      <text:p text:style-name="Standard"><text:span text:style-name="T1">public</text:span><text:span text:style-name="T2">:</text:span></text:p>
      <text:p text:style-name="Standard"><text:span text:style-name="T2"><text:tab/></text:span><text:span text:style-name="T1">void</text:span><text:span text:style-name="T2"> ttss(</text:span><text:span text:style-name="T1">void</text:span><text:span text:style-name="T2">);</text:span></text:p>
      <text:p text:style-name="Standard"><text:span text:style-name="T2">};</text:span></text:p>
      <text:p text:style-name="Standard"><text:span text:style-name="T1">class</text:span><text:span text:style-name="T2"> </text:span><text:span text:style-name="T10">EstruturaClasse</text:span><text:span text:style-name="T2"> EstClss;</text:span></text:p>
      <text:p text:style-name="Standard"><text:span text:style-name="T1">void</text:span><text:span text:style-name="T2"> </text:span><text:span text:style-name="T10">EstruturaClasse</text:span><text:span text:style-name="T2">::ttss(</text:span><text:span text:style-name="T1">void</text:span><text:span text:style-name="T2">) {</text:span></text:p>
      <text:p text:style-name="Standard"><text:span text:style-name="T2"><text:tab/>cout </text:span><text:span text:style-name="T6">&lt;&lt;</text:span><text:span text:style-name="T2"> </text:span><text:span text:style-name="T3">"funcao class ttss(); em execucao.. (x = "</text:span><text:span text:style-name="T2"> </text:span><text:span text:style-name="T6">&lt;&lt;</text:span><text:span text:style-name="T2"> x </text:span><text:span text:style-name="T6">&lt;&lt;</text:span><text:span text:style-name="T2"> </text:span><text:span text:style-name="T3">"; y = "</text:span><text:span text:style-name="T2"> </text:span><text:span text:style-name="T6">&lt;&lt;</text:span><text:span text:style-name="T2"> y </text:span><text:span text:style-name="T6">&lt;&lt;</text:span><text:span text:style-name="T2"> </text:span><text:span text:style-name="T3">"; z ="</text:span><text:span text:style-name="T6">&lt;&lt;</text:span><text:span text:style-name="T2"> z </text:span><text:span text:style-name="T6">&lt;&lt;</text:span><text:span text:style-name="T2"> </text:span><text:span text:style-name="T3">")"</text:span><text:span text:style-name="T2"> </text:span><text:span text:style-name="T6">&lt;&lt;</text:span><text:span text:style-name="T2"> endl;</text:span></text:p>
      <text:p text:style-name="Standard"><text:span text:style-name="T2">}</text:span></text:p>
      <text:p text:style-name="P4"/>
      <text:p text:style-name="Standard"><text:span text:style-name="T1">int</text:span><text:span text:style-name="T2"> main(</text:span><text:span text:style-name="T1">int</text:span><text:span text:style-name="T2"> </text:span><text:span text:style-name="T5">argc</text:span><text:span text:style-name="T2">, </text:span><text:span text:style-name="T1">char</text:span><text:span text:style-name="T2">** </text:span><text:span text:style-name="T5">argv</text:span><text:span text:style-name="T2">) {</text:span></text:p>
      <text:p text:style-name="P4"/>
      <text:p text:style-name="Standard"><text:span text:style-name="T2"><text:tab/></text:span><text:span text:style-name="T4">// testando a Estrutura struct. Tudo é visivel fora da struct</text:span></text:p>
      <text:p text:style-name="Standard"><text:span text:style-name="T2"><text:tab/>Test.x = 10; </text:span><text:span text:style-name="T4">//variável visivel fora da struct</text:span></text:p>
      <text:p text:style-name="Standard"><text:soft-page-break/><text:span text:style-name="T2"><text:tab/>Test.y = 20; </text:span><text:span text:style-name="T4">//variável visivel fora da struct</text:span></text:p>
      <text:p text:style-name="Standard"><text:span text:style-name="T2"><text:tab/>Test.ttss(); </text:span><text:span text:style-name="T4">//função visível fora da struct</text:span></text:p>
      <text:p text:style-name="P4"/>
      <text:p text:style-name="Standard"><text:span text:style-name="T2"><text:tab/></text:span><text:span text:style-name="T4">// testando a Estrutura class. nem tudo é visível fora da class, depende da restição.</text:span></text:p>
      <text:p text:style-name="Standard"><text:span text:style-name="T2"><text:tab/>EstClss.x = 20; </text:span><text:span text:style-name="T4">//variável caracterizada por public. visível e pública </text:span></text:p>
      <text:p text:style-name="Standard"><text:span text:style-name="T2"><text:tab/>EstClss.ttss(); </text:span><text:span text:style-name="T4">//função caracterizada por public. visível ou pública</text:span></text:p>
      <text:p text:style-name="Standard"><text:span text:style-name="T2"><text:tab/></text:span><text:span text:style-name="T4">// EstClss.y e EstClss.z não são visíveis fora da class por estarem restigidas</text:span></text:p>
      <text:p text:style-name="P4"/>
      <text:p text:style-name="Standard"><text:span text:style-name="T2"><text:tab/></text:span><text:span text:style-name="T4">// pausar terminal</text:span></text:p>
      <text:p text:style-name="Standard"><text:span text:style-name="T2"><text:tab/>system(</text:span><text:span text:style-name="T3">"pause"</text:span><text:span text:style-name="T2">);</text:span></text:p>
      <text:p text:style-name="Standard"><text:span text:style-name="T2"><text:tab/></text:span></text:p>
      <text:p text:style-name="Standard"><text:span text:style-name="T2"><text:tab/></text:span><text:span text:style-name="T4">// retornar o valor zero após termino da função main sinalizando que não houve erro</text:span></text:p>
      <text:p text:style-name="Standard"><text:span text:style-name="T2"><text:tab/></text:span><text:span text:style-name="T1">return</text:span><text:span text:style-name="T2"> 0;</text:span></text:p>
      <text:p text:style-name="P1"><text:span text:style-name="T2">}</text:span></text:p>
      <text:p text:style-name="P1"/>
      <text:p text:style-name="P2">Do C ao C++, uma abordagem da Engenharia de Software; Barros, Tiago; ano 2002; disponível em: &lt;<text:a xlink:type="simple" xlink:href="http://www.tiagobarros.org/docs/TiagoBarros_do_C_ao_C++.pdf" text:style-name="Internet_20_link" text:visited-style-name="Visited_20_Internet_20_Link">http://www.tiagobarros.org/docs/TiagoBarros_do_C_ao_C++.pdf</text:a>&gt;; visualisado em 18 de Julho de 201<text:span text:style-name="T7">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50:04.972000000</meta:creation-date>
    <dc:date>2016-07-20T10:52:46.963000000</dc:date>
    <meta:editing-duration>PT8H10M50S</meta:editing-duration>
    <meta:editing-cycles>32</meta:editing-cycles>
    <meta:generator>LibreOffice/5.0.6.3$Windows_x86 LibreOffice_project/490fc03b25318460cfc54456516ea2519c11d1aa</meta:generator>
    <meta:document-statistic meta:table-count="0" meta:image-count="0" meta:object-count="0" meta:page-count="2" meta:paragraph-count="51" meta:word-count="404" meta:character-count="2491" meta:non-whitespace-character-count="2110"/>
  </office:meta>
</office:document-meta>
</file>